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c684" officeooo:paragraph-rsid="0012c684"/>
    </style:style>
    <style:style style:name="P2" style:family="paragraph" style:parent-style-name="Standard">
      <style:text-properties officeooo:rsid="0012eee5" officeooo:paragraph-rsid="0012eee5"/>
    </style:style>
    <style:style style:name="P3" style:family="paragraph" style:parent-style-name="Standard">
      <style:text-properties officeooo:rsid="0012ff7c" officeooo:paragraph-rsid="0012ff7c"/>
    </style:style>
    <style:style style:name="T1" style:family="text">
      <style:text-properties officeooo:rsid="0013e4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/<text:span text:style-name="T1">3</text:span>0/2021</text:p>
      <text:p text:style-name="P1"/>
      <text:p text:style-name="P1">Just before making serializers, I was wondering if I need to make a separate API for the ingredients. Because you should be able to populate them from a big list of ingredients and they shouldn’t delete on cascade. </text:p>
      <text:p text:style-name="P1"/>
      <text:p text:style-name="P2">I now realized it should be many-to-many. So I’ll change that. </text:p>
      <text:p text:style-name="P2"/>
      <text:p text:style-name="P3">It’s too complicated with the day also. So I am going to get rid of tha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3:09:11.558697957</meta:creation-date>
    <meta:generator>LibreOffice/6.4.6.2$Linux_X86_64 LibreOffice_project/40$Build-2</meta:generator>
    <dc:date>2021-03-30T18:24:53.564856915</dc:date>
    <meta:editing-duration>PT2M19S</meta:editing-duration>
    <meta:editing-cycles>4</meta:editing-cycles>
    <meta:document-statistic meta:table-count="0" meta:image-count="0" meta:object-count="0" meta:page-count="1" meta:paragraph-count="4" meta:word-count="66" meta:character-count="360" meta:non-whitespace-character-count="296"/>
  </office:meta>
</office:document-meta>
</file>